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36.00pt" fo:text-indent="0.00pt"/>
    </style:style>
    <style:style style:name="P5" style:family="paragraph">
      <style:paragraph-properties fo:line-height="115.00%" fo:text-align="left" fo:margin-left="-1.50pt" fo:text-indent="0.00pt"/>
    </style:style>
    <style:style style:name="P6" style:family="paragraph">
      <style:paragraph-properties fo:line-height="115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/>
    </style:style>
  </office:automatic-styles>
  <office:body>
    <office:text>
      <text:p text:style-name="P1"><text:span text:style-name="T1">Projet : Site de gestion de réservati</text:span><text:span text:style-name="T2">on</text:span></text:p>
      <text:p text:style-name="P1"><text:span text:style-name="T3"/></text:p>
      <text:p text:style-name="P1"><text:span text:style-name="T4"><text:s/></text:span></text:p>
      <text:p text:style-name="P2"><text:span text:style-name="T4">Localisation : Le Mans ( pour commencer) </text:span></text:p>
      <text:p text:style-name="P2"><text:span text:style-name="T5"/></text:p>
      <text:p text:style-name="P2"><text:span text:style-name="T6">Le site proposera une liste de restaurants situés sur le Mans. </text:span></text:p>
      <text:p text:style-name="P2"><text:span text:style-name="T7"/></text:p>
      <text:p text:style-name="P2"><text:span text:style-name="T8">Ce qui va apparaître sur le site : </text:span></text:p>
      <text:p text:style-name="P2"><text:span text:style-name="T9"/></text:p>
      <text:list text:style-name="L3">
        <text:list-item>
          <text:p text:style-name="P3"><text:span text:style-name="T10">liste de restaurants</text:span></text:p>
        </text:list-item>
        <text:list-item>
          <text:p text:style-name="P3"><text:span text:style-name="T10">activités proposées aux alentours</text:span></text:p>
        </text:list-item>
        <text:list-item>
          <text:p text:style-name="P3"><text:span text:style-name="T10">description du site </text:span></text:p>
        </text:list-item>
        <text:list-item>
          <text:p text:style-name="P4"><text:span text:style-name="T10">avis et commentaires</text:span></text:p>
        </text:list-item>
        <text:list-item>
          <text:p text:style-name="P5"><text:span text:style-name="T10">système de filtres </text:span></text:p>
        </text:list-item>
        <text:list-item>
          <text:p text:style-name="P5"><text:span text:style-name="T10">mise en place de liens entre les offres et les sites concernés</text:span></text:p>
        </text:list-item>
      </text:list>
      <text:p text:style-name="P6"><text:span text:style-name="T11"/></text:p>
      <text:p text:style-name="P6"><text:span text:style-name="T12">Pour qui : pour tous le monde qui souhaite se restaurer sur le Mans. </text:span></text:p>
      <text:p text:style-name="P6"><text:span text:style-name="T13"/></text:p>
      <text:p text:style-name="P6"><text:span text:style-name="T14">Un site moderne et très simple pour s’adapter à tout le monde. </text:span></text:p>
      <text:p text:style-name="P6"><text:span text:style-name="T15"/></text:p>
      <text:p text:style-name="P6"><text:span text:style-name="T16">Besoins clients : </text:span></text:p>
      <text:p text:style-name="P6"><text:span text:style-name="T17"/></text:p>
      <text:list text:style-name="L7">
        <text:list-item>
          <text:p text:style-name="P7"><text:span text:style-name="T18">réserver dans des restaurants qui n’ont pas de site en ligne </text:span></text:p>
        </text:list-item>
        <text:list-item>
          <text:p text:style-name="P7"><text:span text:style-name="T18">découverte de nouveaux restaurants </text:span></text:p>
        </text:list-item>
        <text:list-item>
          <text:p text:style-name="P7"><text:span text:style-name="T18">découverte d’activités aux alentours des restaurants</text:span></text:p>
        </text:list-item>
        <text:list-item>
          <text:p text:style-name="P7"><text:span text:style-name="T18">indications des transports les plus proche</text:span></text:p>
        </text:list-item>
      </text:list>
      <text:p text:style-name="P8"><text:span text:style-name="T19"/></text:p>
      <text:p text:style-name="P8"><text:span text:style-name="T20">Les Limites aux besoins des clients : </text:span></text:p>
      <text:p text:style-name="P8"><text:span text:style-name="T21"/></text:p>
      <text:list text:style-name="L9">
        <text:list-item>
          <text:p text:style-name="P9"><text:span text:style-name="T22">pas de partenariat avec les grandes enseignes de restauration</text:span></text:p>
        </text:list-item>
        <text:list-item>
          <text:p text:style-name="P9"><text:span text:style-name="T22">les activités et les transports sont seulement à titre indicatif </text:span></text:p>
        </text:list-item>
      </text:list>
      <text:p text:style-name="P10"><text:span text:style-name="T23"/></text:p>
      <text:p text:style-name="P10"><text:span text:style-name="T24">Les problèmes aux besoins des clients :</text:span><text:span text:style-name="T25"><text:s/></text:span></text:p>
      <text:p text:style-name="P10"><text:span text:style-name="T26"/></text:p>
      <text:p text:style-name="P10"><text:span text:style-name="T27">Adécouvrir </text:span></text:p>
      <text:p text:style-name="P10"><text:span text:style-name="T28"/></text:p>
      <text:p text:style-name="P10"><text:span text:style-name="T29">Solutions technique : </text:span></text:p>
      <text:p text:style-name="P10"><text:span text:style-name="T30"/></text:p>
      <text:p text:style-name="P10"><text:span text:style-name="T31">A découvrir </text:span></text:p>
      <text:p text:style-name="P10"><text:span text:style-name="T32"/></text:p>
      <text:p text:style-name="P10"><text:span text:style-name="T33">Décrire les fonctionnalitées de l'application/site:</text:span></text:p>
      <text:p text:style-name="P10"><text:span text:style-name="T34"/></text:p>
      <text:p text:style-name="P10"><text:span text:style-name="T35"><text:tab/>- PAGE D'ACCEUIL</text:span></text:p>
      <text:p text:style-name="P10"><text:span text:style-name="T36"/></text:p>
      <text:p text:style-name="P10"><text:span text:style-name="T37">Grande photo pour le site</text:span></text:p>
      <text:p text:style-name="P10"><text:span text:style-name="T37">Titre du site</text:span></text:p>
      <text:p text:style-name="P10"><text:span text:style-name="T37">Logo acceuil en haut à gauche( qui revient à chaque click sur la page d'acceuil)</text:span></text:p>
      <text:p text:style-name="P10"><text:span text:style-name="T37">panier et bouton inscription en haut à droite</text:span></text:p>
      <text:p text:style-name="P10"><text:span text:style-name="T37">Description</text:span></text:p>
      <text:p text:style-name="P10"><text:span text:style-name="T37">Bouton/lien "accéder aux restaurants"</text:span></text:p>
      <text:p text:style-name="P10"><text:span text:style-name="T37">Bas de page (mentions légales, 'nous contacter',)</text:span></text:p>
      <text:p text:style-name="P10"><text:span text:style-name="T38"/></text:p>
      <text:p text:style-name="P10"><text:span text:style-name="T39"><text:tab/>-PAGE RESTAURANTS</text:span></text:p>
      <text:p text:style-name="P10"><text:span text:style-name="T40"/></text:p>
      <text:p text:style-name="P10"><text:span text:style-name="T41">Filtres : prix, étoiles, lieux, activités ( recherche les restaurants proche de l'activité), transports (recherche les restaurants proche des transports), géocalisation </text:span></text:p>
      <text:p text:style-name="P10"><text:span text:style-name="T41">Panier</text:span></text:p>
      <text:p text:style-name="P10"><text:span text:style-name="T41">Accueil</text:span></text:p>
      <text:p text:style-name="P10"><text:span text:style-name="T41">Liste restaurants (photos, +filtres, horaires, n°de tel, adresse,carte)</text:span></text:p>
      <text:p text:style-name="P10"><text:span text:style-name="T42"/></text:p>
      <text:p text:style-name="P10"><text:span text:style-name="T42"/></text:p>
      <text:p text:style-name="P10"><text:span text:style-name="T43"><text:tab/>-PAGE PAR RESTAURANTS</text:span></text:p>
      <text:p text:style-name="P10"><text:span text:style-name="T44"/></text:p>
      <text:p text:style-name="P10"><text:span text:style-name="T45">Titre/Photos aléatoires du restaurant/Adresse/N°de tel/Horaires/carte/activités/transport</text:span></text:p>
      <text:p text:style-name="P10"><text:span text:style-name="T45">reservation/panier<text:s text:c="256"/></text:span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